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2pt" style:font-size-asian="12pt"/>
    </style:style>
    <style:style style:name="P2" style:family="paragraph" style:parent-style-name="Title" style:master-page-name="Standard">
      <style:paragraph-properties style:page-number="auto"/>
      <style:text-properties fo:font-size="20pt" officeooo:rsid="000969c0" officeooo:paragraph-rsid="000969c0" style:font-size-asian="17.5pt" style:font-size-complex="20pt"/>
    </style:style>
    <style:style style:name="P3" style:family="paragraph" style:parent-style-name="Affiliation">
      <style:text-properties officeooo:rsid="000969c0" officeooo:paragraph-rsid="000969c0"/>
    </style:style>
    <style:style style:name="P4" style:family="paragraph" style:parent-style-name="Author">
      <style:text-properties officeooo:rsid="000969c0" officeooo:paragraph-rsid="000969c0"/>
    </style:style>
    <style:style style:name="P5" style:family="paragraph" style:parent-style-name="Bibliography_20_1">
      <style:paragraph-properties>
        <style:tab-stops/>
      </style:paragraph-properties>
      <style:text-properties officeooo:paragraph-rsid="0013fad8"/>
    </style:style>
    <style:style style:name="P6" style:family="paragraph" style:parent-style-name="Bibliography_20_1">
      <style:paragraph-properties>
        <style:tab-stops/>
      </style:paragraph-properties>
      <style:text-properties officeooo:paragraph-rsid="0013fc86"/>
    </style:style>
    <style:style style:name="P7" style:family="paragraph" style:parent-style-name="Bibliography_20_1">
      <style:paragraph-properties>
        <style:tab-stops/>
      </style:paragraph-properties>
      <style:text-properties officeooo:paragraph-rsid="00192199"/>
    </style:style>
    <style:style style:name="P8" style:family="paragraph" style:parent-style-name="Heading_20_1">
      <style:text-properties officeooo:rsid="000d53b3" officeooo:paragraph-rsid="000d53b3"/>
    </style:style>
    <style:style style:name="P9" style:family="paragraph" style:parent-style-name="Heading_20_1" style:master-page-name="Standard">
      <style:paragraph-properties style:page-number="auto"/>
    </style:style>
    <style:style style:name="P10" style:family="paragraph" style:parent-style-name="Heading_20_1">
      <style:text-properties officeooo:paragraph-rsid="000ef258"/>
    </style:style>
    <style:style style:name="P11" style:family="paragraph" style:parent-style-name="Heading_20_1">
      <style:text-properties officeooo:paragraph-rsid="0013fad8"/>
    </style:style>
    <style:style style:name="P12" style:family="paragraph" style:parent-style-name="Heading_20_2">
      <style:text-properties officeooo:rsid="0013fad8" officeooo:paragraph-rsid="0013fad8"/>
    </style:style>
    <style:style style:name="P13" style:family="paragraph" style:parent-style-name="Heading_20_2">
      <style:text-properties officeooo:rsid="0013fad8" officeooo:paragraph-rsid="0013fc86"/>
    </style:style>
    <style:style style:name="P14" style:family="paragraph" style:parent-style-name="Heading_20_2">
      <style:text-properties officeooo:rsid="0015ce42" officeooo:paragraph-rsid="0015ce42"/>
    </style:style>
    <style:style style:name="P15" style:family="paragraph" style:parent-style-name="Standard">
      <style:text-properties officeooo:rsid="00104fca" officeooo:paragraph-rsid="00104fca"/>
    </style:style>
    <style:style style:name="P16" style:family="paragraph" style:parent-style-name="Standard">
      <style:text-properties officeooo:rsid="00111385" officeooo:paragraph-rsid="00111385"/>
    </style:style>
    <style:style style:name="P17" style:family="paragraph" style:parent-style-name="Standard">
      <style:text-properties officeooo:rsid="0013fad8" officeooo:paragraph-rsid="0013fad8"/>
    </style:style>
    <style:style style:name="P18" style:family="paragraph" style:parent-style-name="Standard">
      <style:text-properties officeooo:rsid="0013fad8" officeooo:paragraph-rsid="0013fc86"/>
    </style:style>
    <style:style style:name="P19" style:family="paragraph" style:parent-style-name="Standard">
      <style:text-properties officeooo:rsid="0013fc86" officeooo:paragraph-rsid="0013fc86"/>
    </style:style>
    <style:style style:name="P20" style:family="paragraph" style:parent-style-name="Standard">
      <style:text-properties officeooo:rsid="0014b34d" officeooo:paragraph-rsid="0014b34d"/>
    </style:style>
    <style:style style:name="P21" style:family="paragraph" style:parent-style-name="Standard">
      <style:text-properties officeooo:rsid="0015ce42" officeooo:paragraph-rsid="0015ce42"/>
    </style:style>
    <style:style style:name="P22" style:family="paragraph" style:parent-style-name="Standard">
      <style:text-properties officeooo:rsid="0015ce42" officeooo:paragraph-rsid="0016da60"/>
    </style:style>
    <style:style style:name="P23" style:family="paragraph" style:parent-style-name="Text_20_body_20_indent">
      <style:text-properties officeooo:rsid="0013fad8" officeooo:paragraph-rsid="0013fad8"/>
    </style:style>
    <style:style style:name="T1" style:family="text">
      <style:text-properties fo:font-style="italic"/>
    </style:style>
    <style:style style:name="T2" style:family="text">
      <style:text-properties fo:font-style="italic" fo:background-color="#ffff00" loext:char-shading-value="0"/>
    </style:style>
    <style:style style:name="T3" style:family="text">
      <style:text-properties fo:font-style="italic" fo:background-color="#ffff00" loext:char-shading-value="0"/>
    </style:style>
    <style:style style:name="T4" style:family="text">
      <style:text-properties fo:font-style="italic"/>
    </style:style>
    <style:style style:name="T5" style:family="text">
      <style:text-properties fo:font-style="italic" fo:background-color="transparent" loext:char-shading-value="0"/>
    </style:style>
    <style:style style:name="T6" style:family="text">
      <style:text-properties fo:font-style="italic" fo:background-color="transparent" loext:char-shading-value="0"/>
    </style:style>
    <style:style style:name="T7" style:family="text">
      <style:text-properties officeooo:rsid="000abf04"/>
    </style:style>
    <style:style style:name="T8" style:family="text">
      <style:text-properties officeooo:rsid="000ef258"/>
    </style:style>
    <style:style style:name="T9" style:family="text">
      <style:text-properties officeooo:rsid="00111385"/>
    </style:style>
    <style:style style:name="T10" style:family="text">
      <style:text-properties officeooo:rsid="0011d514"/>
    </style:style>
    <style:style style:name="T11" style:family="text">
      <style:text-properties officeooo:rsid="001369ff"/>
    </style:style>
    <style:style style:name="T12" style:family="text">
      <style:text-properties officeooo:rsid="0013fad8"/>
    </style:style>
    <style:style style:name="T13" style:family="text">
      <style:text-properties officeooo:rsid="0013fad8"/>
    </style:style>
    <style:style style:name="T14" style:family="text">
      <style:text-properties officeooo:rsid="0013fc86"/>
    </style:style>
    <style:style style:name="T15" style:family="text">
      <style:text-properties officeooo:rsid="0013fc86"/>
    </style:style>
    <style:style style:name="T16" style:family="text">
      <style:text-properties officeooo:rsid="001491f1"/>
    </style:style>
    <style:style style:name="T17" style:family="text">
      <style:text-properties officeooo:rsid="0015ce42"/>
    </style:style>
    <style:style style:name="T18" style:family="text">
      <style:text-properties officeooo:rsid="0016da60"/>
    </style:style>
    <style:style style:name="T19" style:family="text">
      <style:text-properties fo:background-color="#ffff00" loext:char-shading-value="0"/>
    </style:style>
    <style:style style:name="T20" style:family="text">
      <style:text-properties officeooo:rsid="0013fad8" fo:background-color="#ffff00" loext:char-shading-value="0"/>
    </style:style>
    <style:style style:name="T21" style:family="text">
      <style:text-properties officeooo:rsid="0013fad8" fo:background-color="#ffff00" loext:char-shading-value="0"/>
    </style:style>
    <style:style style:name="T22" style:family="text">
      <style:text-properties officeooo:rsid="0013fc86" fo:background-color="#ffff00" loext:char-shading-value="0"/>
    </style:style>
    <style:style style:name="T23" style:family="text">
      <style:text-properties officeooo:rsid="0013fc86" fo:background-color="#ffff00" loext:char-shading-value="0"/>
    </style:style>
    <style:style style:name="T24" style:family="text">
      <style:text-properties fo:background-color="#ffff00" loext:char-shading-value="0"/>
    </style:style>
    <style:style style:name="T25" style:family="text"/>
    <style:style style:name="T26" style:family="text">
      <style:text-properties fo:background-color="transparent" loext:char-shading-value="0"/>
    </style:style>
    <style:style style:name="T27" style:family="text">
      <style:text-properties fo:background-color="transparent" loext:char-shading-value="0"/>
    </style:style>
    <style:style style:name="T28" style:family="text">
      <style:text-properties officeooo:rsid="0013fad8" fo:background-color="transparent" loext:char-shading-value="0"/>
    </style:style>
    <style:style style:name="T29" style:family="text">
      <style:text-properties officeooo:rsid="0013fad8" fo:background-color="transparent" loext:char-shading-value="0"/>
    </style:style>
    <style:style style:name="T30" style:family="text">
      <style:text-properties officeooo:rsid="0013fc86" fo:background-color="transparent" loext:char-shading-value="0"/>
    </style:style>
    <style:style style:name="T31" style:family="text">
      <style:text-properties officeooo:rsid="0013fc86" fo:background-color="transparent" loext:char-shading-value="0"/>
    </style:style>
    <style:style style:name="T32" style:family="text">
      <style:text-properties officeooo:rsid="0019669f"/>
    </style:style>
    <style:style style:name="fr1" style:family="graphic" style:parent-style-name="Frame">
      <style:graphic-properties style:protect="position" style:vertical-pos="top" style:vertical-rel="page-content" style:horizontal-pos="center" style:horizontal-rel="page"/>
    </style:style>
    <style:style style:name="Sect1" style:family="section">
      <style:section-properties text:dont-balance-text-columns="fals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5126in" draw:z-index="0">
        <draw:text-box fo:min-height="1.6709in">
          <text:p text:style-name="P2"><text:span text:style-name="T9">Device Fingerprinting</text:span> <text:span text:style-name="T7">Techniques In A World Of Untrustworthy Information: </text:span><text:span text:style-name="T32">Intermediate Paper</text:span> <text:s/></text:p>
          <text:p text:style-name="P4">Jacob Boicken</text:p>
          <text:p text:style-name="P3">Undergraduate Student of Iowa State University </text:p>
          <text:p text:style-name="P3">jboicken@iastate.edu</text:p>
          <text:p text:style-name="P1"/>
          <text:p text:style-name="P1"/>
        </draw:text-box>
      </draw:frame>
      <text:section text:style-name="Sect1" text:name="Section1">
        <text:h text:style-name="P9" text:outline-level="1">Introduction</text:h>
        <text:p text:style-name="P15"><text:span text:style-name="T9">Device or browser fingerprinting</text:span> is <text:span text:style-name="T9">a </text:span>widely used <text:span text:style-name="T9">way identify users across the internet and track their activity, which is generally used for</text:span> advertising, <text:span text:style-name="T9">tracking criminal activity, or preforming webpage analytics. However, m</text:span>any browsers <text:span text:style-name="T9">now come with features or are able to install plugins that minimize </text:span><text:span text:style-name="T10">and modify</text:span><text:span text:style-name="T9"> the available information to fingerprint devices. This can be combined with network anonymization techniques such the use of TOR or a VPN to further reduce the amount of reliable information a web server receives to fingerprint a device. </text:span></text:p>
        <text:p text:style-name="P16">With this ability for clients to creat<text:span text:style-name="T10">e inconsistent fingerprints, this brings to question what is still consistent and cannot incorrectly reported or spoofed by a client device. </text:span><text:span text:style-name="T11">To do this, I will be looking at the current methods for web tracking, their downfalls and countermeasures, and determine what information we can reliably use to fingerprint and track devices. </text:span></text:p>
        <text:h text:style-name="P8" text:outline-level="1">C<text:span text:style-name="T9">u</text:span>rre<text:span text:style-name="T9">n</text:span>t Tracking Tech<text:span text:style-name="T9">n</text:span>iques</text:h>
        <text:p text:style-name="P17">According to [1], the goal of tracking is to be able to identify the same user across multiple websites, without the need of them logging in. Below are some of the methods of tracking that I have looked into but likely still needs some research or to focus purely and expand upon browser fingerprinting:</text:p>
        <text:h text:style-name="P12" text:outline-level="2">IP Based Tracking</text:h>
        <text:p text:style-name="P17">From [1], this form of tracking is based upon the client IP address that is received by a web server. The client’s IP address would be used as the identifier to a user. This form of tracking works only under the assumption that one user matches to a single IP address. </text:p>
        <text:h text:style-name="P12" text:outline-level="2">Browser Fingerprinting</text:h>
        <text:p text:style-name="P17">From [2], a browser fingerprint is simply a set of information from a user’s devices such as hardware and operating system information and browser configuration. This method like the IP based tracking does not store information on the browser. Rather, it collects a wide array of information and ties that information to the user of the web session. </text:p>
        <text:p text:style-name="P17">The article from [2] shows a large amount possible values a web server can use to build a browser fingerprint. Some of these values are fields like user agent, plugins, cookies enabled, timezone, screen resolution, platform, WebGL renderer, adblocker enabled, and so on. </text:p>
        <text:p text:style-name="P17">Additionally, more fields can be created by test the html canvas API, WebGL API, AudioContext, Browser Extension discovery, and CSS querying property extensions. </text:p>
        <text:h text:style-name="P12" text:outline-level="2">Persistent Storage</text:h>
        <text:p text:style-name="P23">From [3], browser HTTP cookies are stored in a users browser as a way to keep/re-establish a user’s session and track the user. However, users have very easy methods to clear these cookies. So the cookies can be stored in a wide array of browser storage areas <text:s/>to hide from the user. These are areas such as Flash cookies, HTML5 localStorage, and sessionStorage.</text:p>
        <text:p text:style-name="P23"><text:span text:style-name="T14">From [4], </text:span><text:s/><text:span text:style-name="T14">another technique is demonstrated that utilizes the favicon cache of browsers. This method creates a unique identifier for a user based upon what favicons were initialized into the users cache. Subsequent visits to the page will check which favicons are stored in the cache to recreate the identifier.</text:span></text:p>
        <text:p text:style-name="P23"/>
        <text:h text:style-name="P8" text:outline-level="1"><text:soft-page-break/><text:span text:style-name="T12">Downfalls Of</text:span> Tracking <text:span text:style-name="T12">Methods</text:span></text:h>
        <text:p text:style-name="P19">Below are why the methods I researched may only partially be use or not at all for testing:</text:p>
        <text:h text:style-name="P13" text:outline-level="2">IP Based Tracking</text:h>
        <text:p text:style-name="P19">From [1], tracking based upon the IP address of the client is unreliable for multiple reasons. Many users may be behind a single or multiple NAT devices making them all have the same IP to the server. Additionally, the user could use a VPN or TOR anonymization system to mask their actual IP address <text:s/>and exit from the VPN provider or TOR network. <text:s/></text:p>
        <text:h text:style-name="P13" text:outline-level="2">Browser Fingerprinting</text:h>
        <text:p text:style-name="P18"><text:s/><text:span text:style-name="T16">From [5], there are many countermeasures to the browser fingerprinting techniques that makes many values unusable or unobtainable to a web server. Users can disable javascript, disable html5 canvas, limit colors and fonts, and disable plugins. These limit the amount of information that can be obtained about the device but also create a some level of uniqueness as not many people implement this as it is a sacrifice to usability. So there are still some fields that can be used to fingerprinting a device and attempts to prevent fingerprinting can be used to identify a user as well. </text:span></text:p>
        <text:h text:style-name="P13" text:outline-level="2">Persistent Storage</text:h>
        <text:p text:style-name="P20">From [5], much of the issue with permanent or storage based tracking solutions is that the user has the ability to control them. They can remove the data that is put on their browser or utilize extensions to prevent the data from being stored at all. This mean that for an ignorant user cookies and other storage methods may be viable as a way to track them but not for knowledgeable users. </text:p>
        <text:p text:style-name="P20">From [4], the major issue with this method is that you have to be redirected from one page to the next for each favicon. This method is easily noticeable for the end user. So the user would be able to tell they are being tracked and be inconvenienced trying to access the web page. This makes this <text:span text:style-name="T17">method </text:span>impractical to utilize <text:span text:style-name="T17">because of this overhead.</text:span></text:p>
        <text:p text:style-name="Text_20_body_20_indent"/>
        <text:h text:style-name="P10" text:outline-level="1"><text:span text:style-name="T8">Continuing Research</text:span></text:h>
        <text:p text:style-name="P21">So far, my research has pertained to device fingerprinting and other tracking methods. I need to continue my research and development in more fields. </text:p>
        <text:h text:style-name="P14" text:outline-level="2">Untrustworthy Information</text:h>
        <text:p text:style-name="P21">As I have found out about techniques that exist for browser fingerprinting, I still need to make a compressive list of fields that can be retrieved to fingerprint a device form a webserver. Then, I am thinking to research what fields the TOR browser and other countermeasures thoroughly mitigate. </text:p>
        <text:p text:style-name="P21">From there, I have a list of all the fields I want to utilize and then am thinking to research how many unique values that these fields could have or determine their entropy. </text:p>
        <text:h text:style-name="Heading_20_2" text:outline-level="2">Development Of Test Web Server</text:h>
        <text:p text:style-name="P22">My initial thought of this project was that I was going to build a <text:span text:style-name="T18">minimal fingerprinting </text:span>web <text:span text:style-name="T18">server and test the accuracy of it by running some automated. Now, I am unsure of that as if I can do the above research I should be able to determine the number of unique fingerprints and makes that idea somewhat unneeded. </text:span></text:p>
        <text:p text:style-name="P22"><text:span text:style-name="T18">I could use help here on what I should continue to do on this project as I don’t have a clear picture at the current moment.</text:span></text:p>
        <text:h text:style-name="P11" text:outline-level="1">References</text:h>
        <text:p text:style-name="P7"><text:span text:style-name="References_20_-_20_Default"><text:span text:style-name="T27">[1] N. Vlajic, P. Madani, and E. Nguyen, “Anonymity of TOR Users Demystified,” in 2017 International Conference on Computational Science and Computational Intelligence (CSCI), 2017, pp. 109–114. doi: 10.1109/CSCI.2017.18. </text:span></text:span></text:p>
        <text:p text:style-name="P7"><text:span text:style-name="References_20_-_20_Default"><text:span text:style-name="T27">[2] P. Laperdrix, N. Bielova, B. Baudry, and G. Avoine, “Browser Fingerprinting: A Survey,” ACM transactions on the web, vol. 14, no. 2, pp. 1–33, 2020. </text:span></text:span></text:p>
        <text:p text:style-name="P7"><text:span text:style-name="References_20_-_20_Default"><text:span text:style-name="T27">[</text:span></text:span><text:span text:style-name="References_20_-_20_Default"><text:span text:style-name="T29">3</text:span></text:span><text:span text:style-name="References_20_-_20_Default"><text:span text:style-name="T27">] G. Acar, C. Eubank, S. Englehardt, M. Juarez, A. Narayanan, and C. Diaz, “The Web Never Forgets: Persistent Tracking Mechanisms in the Wild,” in Proceedings of the 2014 ACM SIGSAC Conference on Computer and Communications Security, 2014, pp. 674–689. doi: 10.1145/2660267.2660347. </text:span></text:span></text:p>
        <text:p text:style-name="P7"><text:span text:style-name="References_20_-_20_Default"><text:span text:style-name="T29">[</text:span></text:span><text:span text:style-name="References_20_-_20_Default"><text:span text:style-name="T31">4</text:span></text:span><text:span text:style-name="References_20_-_20_Default"><text:span text:style-name="T29">] </text:span></text:span><text:span text:style-name="References_20_-_20_Default"><text:span text:style-name="T27">K. Solomos, J. Kristoff, C. Kanich, and J. Polakis, “Tales of favicons and caches: Persistent tracking in modern browsers,” 2021.</text:span></text:span></text:p>
        <text:p text:style-name="P7"><text:span text:style-name="References_20_-_20_Default"><text:span text:style-name="T29">[</text:span></text:span><text:span text:style-name="References_20_-_20_Default"><text:span text:style-name="T31">5</text:span></text:span><text:span text:style-name="References_20_-_20_Default"><text:span text:style-name="T29">] </text:span></text:span><text:span text:style-name="References_20_-_20_Default"><text:span text:style-name="T27">Nasser Mohammed Al-Fannah and C. Mitchell, "Too little too late: can we control browser fingerprinting?" </text:span></text:span><text:span text:style-name="References_20_-_20_Default"><text:span text:style-name="T6">Journal of Intellectual Capital, </text:span></text:span><text:span text:style-name="References_20_-_20_Default"><text:span text:style-name="T27">vol. 21, </text:span></text:span><text:span text:style-name="References_20_-_20_Default"><text:span text:style-name="T6">(2), </text:span></text:span><text:span text:style-name="References_20_-_20_Default"><text:span text:style-name="T27">pp. 165-180, 2020. Available: https://www.proquest.com/scholarly-journals/too-little-late-can-we-control-browser/docview/2499028130/se-2. DOI: https://doi.org/10.1108/JIC-04-2019-0067. </text:span></text:span></text:p>
        <text:p text:style-name="P7"><text:span text:style-name="References_20_-_20_Default"><text:span text:style-name="T2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style: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style: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style:contextual-spacing="false"/>
    </style:style>
    <style:style style:name="Untitled2" style:family="paragraph" style:parent-style-name="Heading_20_1" style:default-outline-level="" style:list-style-name="">
      <style:paragraph-properties fo:margin-top="0.1299in" fo:margin-bottom="0in" style:contextual-spacing="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in" fo:margin-right="0in" fo:margin-top="0in" fo:margin-bottom="0.1402in" style:contextual-spacing="false" fo:text-indent="0in" style:auto-text-indent="false" style:page-number="auto" style:shadow="none">
        <style:tab-stops>
          <style:tab-stop style:position="6.5in" style:type="right" style:leader-style="dotted" style:leader-text="."/>
        </style:tab-stops>
      </style:paragraph-properties>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loext:margin-gutter="0in">
        <style:columns fo:column-count="2" fo:column-gap="0.3193in">
          <style:column style:rel-width="32767*" fo:start-indent="0in" fo:end-indent="0.1594in"/>
          <style:column style:rel-width="32768*" fo:start-indent="0.15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paper-format Revised</dc:title>
    <meta:creation-date>2022-11-06T15:14:26.034187290</meta:creation-date>
    <meta:editing-cycles>18</meta:editing-cycles>
    <meta:editing-duration>PT6H18M29S</meta:editing-duration>
    <meta:generator>LibreOffice/7.4.1.2$OpenBSD_X86_64 LibreOffice_project/4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22-11-06T21:33:02.395484382</dc:date>
    <meta:document-statistic meta:table-count="0" meta:image-count="0" meta:object-count="0" meta:page-count="2" meta:paragraph-count="41" meta:word-count="1209" meta:character-count="7409" meta:non-whitespace-character-count="6232"/>
    <meta:user-defined meta:name="License">&lt;a href="http://www.ieee.org/web/publications/rights/index.html#cr"&gt;IEEE Intellectual Property Rights&lt;/a&gt;</meta:user-defined>
  </office:meta>
</office:document-meta>
</file>